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67f3" officeooo:paragraph-rsid="000767f3"/>
    </style:style>
    <style:style style:name="P2" style:family="paragraph" style:parent-style-name="Standard">
      <style:paragraph-properties fo:text-align="start" style:justify-single-word="false"/>
      <style:text-properties officeooo:rsid="000850f6" officeooo:paragraph-rsid="000850f6"/>
    </style:style>
    <style:style style:name="P3" style:family="paragraph" style:parent-style-name="Standard">
      <style:paragraph-properties fo:text-align="start" style:justify-single-word="false"/>
      <style:text-properties fo:font-size="18pt" officeooo:rsid="000850f6" officeooo:paragraph-rsid="000850f6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91294" officeooo:paragraph-rsid="00091294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091dee" officeooo:paragraph-rsid="00091dee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0a5e85" officeooo:paragraph-rsid="000a5e85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0c210e" officeooo:paragraph-rsid="000c210e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0ddbf1" officeooo:paragraph-rsid="000ddbf1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0e3bf9" officeooo:paragraph-rsid="000e3bf9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91294" officeooo:paragraph-rsid="00091294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91dee" officeooo:paragraph-rsid="00091de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91dee" officeooo:paragraph-rsid="000a5e8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a5e85" officeooo:paragraph-rsid="000a5e85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f23f1" officeooo:paragraph-rsid="000f23f1" style:font-size-asian="12pt" style:font-size-complex="12pt"/>
    </style:style>
    <style:style style:name="T1" style:family="text">
      <style:text-properties officeooo:rsid="000850f6"/>
    </style:style>
    <style:style style:name="T2" style:family="text">
      <style:text-properties officeooo:rsid="00091dee"/>
    </style:style>
    <style:style style:name="T3" style:family="text">
      <style:text-properties officeooo:rsid="000a5e85"/>
    </style:style>
    <style:style style:name="T4" style:family="text">
      <style:text-properties officeooo:rsid="000bca2c"/>
    </style:style>
    <style:style style:name="T5" style:family="text">
      <style:text-properties officeooo:rsid="000e3bf9"/>
    </style:style>
    <style:style style:name="T6" style:family="text">
      <style:text-properties officeooo:rsid="000f23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<text:span text:style-name="T1">du site </text:span>: Suicide info</text:p>
      <text:p text:style-name="P1"><text:span text:style-name="T1">Commandé par l’</text:span>AMA(Association la Mort Autorisée)</text:p>
      <text:p text:style-name="P1"/>
      <text:p text:style-name="P1"/>
      <text:p text:style-name="P3">Désignation des responsables du projet</text:p>
      <text:p text:style-name="P2">Chef de projet :</text:p>
      <text:p text:style-name="P2">Eccher aude</text:p>
      <text:p text:style-name="P2">Tél : 06 65 65 65 65</text:p>
      <text:p text:style-name="P2">Correspondant :</text:p>
      <text:p text:style-name="P2">Nom : Eccher aude</text:p>
      <text:p text:style-name="P2">Signataire du présent cahier des charges</text:p>
      <text:p text:style-name="P2">Nom : Eccher</text:p>
      <text:p text:style-name="P2"/>
      <text:p text:style-name="P4">Containtes</text:p>
      <text:p text:style-name="P10">La réalisation de ce cahier est contrainte par les exigences suivantes :</text:p>
      <text:p text:style-name="P10">5 pages min</text:p>
      <text:p text:style-name="P10">4 fonctionalités min</text:p>
      <text:p text:style-name="P10">versions sauvegardées via git hub si besoin d’une bdd son fichier sera versionné</text:p>
      <text:p text:style-name="P10"/>
      <text:p text:style-name="P4">Site : Objet et public visé</text:p>
      <text:p text:style-name="P10">Ce site Internet est un site d’informations pratiques destinées à amélio-</text:p>
      <text:p text:style-name="P10">rer l’accès à l’information et l’échange sur le thème du suicide assisté.</text:p>
      <text:p text:style-name="P10">C’est un outil qui permettra de trouver rapidement et simplement les</text:p>
      <text:p text:style-name="P10">réponses aux questions basique sur dans les démarches permettant de bénéficier de ce suicide sans douleur, et tentera de rompre les préjugés sur ce sujet via des témoignage.</text:p>
      <text:p text:style-name="P10"/>
      <text:p text:style-name="P10">Ce site s’adresse aux souffrants désirant en finir, à leur famille, aux corps médical voulant s’adresser aux internautes <text:span text:style-name="T2">(commentaires)</text:span>, mais également à un public extérieur, notamment pour rompre les tabous. <text:span text:style-name="T5">Le public est majoritairement adulte.</text:span></text:p>
      <text:p text:style-name="P10"/>
      <text:p text:style-name="P5">Fonctionalités</text:p>
      <text:p text:style-name="P11">Témoignages courts clickables</text:p>
      <text:p text:style-name="P13">naviguer d’une page à l’autre</text:p>
      <text:p text:style-name="P12">Possibilité de laisser un commentaire <text:span text:style-name="T3">anonyme </text:span>sur les témoignages</text:p>
      <text:p text:style-name="P11">Formulaire de contact</text:p>
      <text:p text:style-name="P11"/>
      <text:p text:style-name="P6">Mode de navigation</text:p>
      <text:p text:style-name="P13">Les menus :</text:p>
      <text:p text:style-name="P13">L’accès aux rubriques du site s’effectue gràce à la présence de menus.</text:p>
      <text:p text:style-name="P13">Plusieurs options sont possibles :</text:p>
      <text:p text:style-name="P13">- Menu horizontaux, situé en haut de page. En bas de page, il est généralement réservé aux</text:p>
      <text:p text:style-name="P13">rubriques « mentions légales » et « crédits ».</text:p>
      <text:p text:style-name="P13">Ces menus sont présent sur toutes les pages du site.</text:p>
      <text:p text:style-name="P13"/>
      <text:p text:style-name="P13">Le contenu :</text:p>
      <text:p text:style-name="P13">Chaque <text:span text:style-name="T4">Témoignage/article </text:span>est constitué d’un texte introductif permettant une ba-</text:p>
      <text:p text:style-name="P13">layage rapide de l’information présentée. Lorsque l’on clique sur le titre</text:p>
      <text:p text:style-name="P13">(ou en savoir plus) on affiche l’article complet.</text:p>
      <text:p text:style-name="P11"/>
      <text:p text:style-name="P11"/>
      <text:p text:style-name="P7"><text:soft-page-break/>Architecture du site</text:p>
      <text:p text:style-name="P7">* Accueil</text:p>
      <text:p text:style-name="P7"><text:s text:c="9"/>- Actualités</text:p>
      <text:p text:style-name="P7"><text:s text:c="2"/>* Suicide assisté</text:p>
      <text:p text:style-name="P7"><text:tab/>- Définitions</text:p>
      <text:p text:style-name="P7"><text:s text:c="8"/>- Deroulement</text:p>
      <text:p text:style-name="P7"><text:s text:c="2"/>* Témoignages</text:p>
      <text:p text:style-name="P7"><text:s text:c="2"/>* Contact</text:p>
      <text:p text:style-name="P7"><text:s text:c="2"/>* Mentions légales</text:p>
      <text:p text:style-name="P7"/>
      <text:p text:style-name="P8">légende : * pages</text:p>
      <text:p text:style-name="P8"><text:s text:c="15"/>- sous pages</text:p>
      <text:p text:style-name="P8"/>
      <text:p text:style-name="P7"/>
      <text:p text:style-name="P9">Charte graphique</text:p>
      <text:p text:style-name="P9"/>
      <text:p text:style-name="P14">couleurs</text:p>
      <text:p text:style-name="P14"><text:a xlink:type="simple" xlink:href="https://color.adobe.com/Whatsapp-color-theme-9522358/" text:style-name="Internet_20_link" text:visited-style-name="Visited_20_Internet_20_Link">https://color.adobe.com/Whatsapp-color-theme-9522358/</text:a></text:p>
      <text:p text:style-name="P14">Flat design</text:p>
      <text:p text:style-name="P9"/>
      <text:p text:style-name="P7"/>
      <text:p text:style-name="P7"/>
      <text:p text:style-name="P7"/>
      <text:p text:style-name="P7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49:03.192441653</meta:creation-date>
    <dc:date>2017-05-03T10:55:48.481483362</dc:date>
    <meta:editing-duration>PT56M28S</meta:editing-duration>
    <meta:editing-cycles>11</meta:editing-cycles>
    <meta:generator>LibreOffice/5.2.2.2$Linux_X86_64 LibreOffice_project/20m0$Build-2</meta:generator>
    <meta:document-statistic meta:table-count="0" meta:image-count="0" meta:object-count="0" meta:page-count="2" meta:paragraph-count="52" meta:word-count="328" meta:character-count="2089" meta:non-whitespace-character-count="1772"/>
  </office:meta>
</office:document-meta>
</file>